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3507</text:p>
      <text:p text:style-name="Text_20_body">Date: 10-04-29</text:p>
      <text:p text:style-name="Text_20_body">Time: 13:00</text:p>
      <text:p text:style-name="Text_20_body">Facilitator: Jonas Jacobsson &amp; Christian Bergström</text:p>
      <text:p text:style-name="Text_20_body">Participants: Jonas Jacobsson &amp; Christian Bergström</text:p>
      <text:list xml:id="list1748801467" text:style-name="L1">
        <text:list-item>
          <text:p text:style-name="P1">Objectives (5 min)</text:p>
          <text:p text:style-name="P1">Progress report and some setting stuff.</text:p>
        </text:list-item>
        <text:list-item>
          <text:p text:style-name="P1">Reports (15 min)</text:p>
          <text:p text:style-name="P1">All parts of the renderer and user interface are now modular and will support whatever the dimensions and number of players are desired. Improved the controller a bit.</text:p>
        </text:list-item>
        <text:list-item>
          <text:p text:style-name="P1">Discussion items (35 min)</text:p>
          <text:p text:style-name="P1">What limitations should we enforce on an actual game session? What sizes of boards are reasonable? What number of players?</text:p>
        </text:list-item>
        <text:list-item>
          <text:p text:style-name="P1">Outcomes and assignments (5 min)</text:p>
          <text:p text:style-name="P1">3x3x3, 4x4x4 and 5x5x5 boards. 2 players. Anything else gets too confusing.</text:p>
          <text:p text:style-name="P1">Continue producing outstanding code.</text:p>
        </text:list-item>
        <text:list-item>
          <text:p text:style-name="P1">Wrap up</text:p>
          <text:p text:style-name="P1">Next meeting: 10-05-04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35:41</meta:creation-date>
    <dc:date>2010-05-05T14:44:25</dc:date>
    <meta:editing-cycles>26</meta:editing-cycles>
    <meta:editing-duration>PT03H57M51S</meta:editing-duration>
    <dc:creator>Jonas Jacobson</dc:creator>
    <meta:document-statistic meta:table-count="0" meta:image-count="0" meta:object-count="0" meta:page-count="1" meta:paragraph-count="17" meta:word-count="115" meta:character-count="724"/>
    <meta:user-defined meta:name="Info 1"/>
    <meta:user-defined meta:name="Info 2"/>
    <meta:user-defined meta:name="Info 3"/>
    <meta:user-defined meta:name="Info 4"/>
  </office:meta>
</office:document-meta>
</file>